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_20_Shobido_20_1">
      <style:text-properties officeooo:paragraph-rsid="000a4ebc"/>
    </style:style>
    <style:style style:name="P2" style:family="paragraph" style:parent-style-name="Title_20_Shobido_20_2">
      <style:text-properties officeooo:paragraph-rsid="000a4ebc"/>
    </style:style>
    <style:style style:name="P3" style:family="paragraph" style:parent-style-name="Title_20_Shobido_20_2">
      <style:text-properties fo:color="#0066cc" style:text-line-through-style="none" fo:font-weight="normal" officeooo:paragraph-rsid="000a4ebc" style:font-weight-asian="normal" style:font-weight-complex="normal"/>
    </style:style>
    <style:style style:name="P4" style:family="paragraph" style:parent-style-name="Corpus_20_Note">
      <style:text-properties officeooo:paragraph-rsid="000a4ebc"/>
    </style:style>
    <style:style style:name="P5" style:family="paragraph" style:parent-style-name="Corpus_20_Note">
      <style:text-properties officeooo:paragraph-rsid="000c1b12"/>
    </style:style>
    <style:style style:name="P6" style:family="paragraph" style:parent-style-name="Corpus_20_Note">
      <style:text-properties fo:color="#0066cc" officeooo:paragraph-rsid="000e4dff"/>
    </style:style>
    <style:style style:name="P7" style:family="paragraph" style:parent-style-name="Corpus_20_Note">
      <style:text-properties officeooo:paragraph-rsid="000e4dff"/>
    </style:style>
    <style:style style:name="P8" style:family="paragraph" style:parent-style-name="Corpus_20_Note">
      <style:paragraph-properties fo:padding="0.074cm" fo:border-left="none" fo:border-right="none" fo:border-top="none" fo:border-bottom="0.06pt solid #000000" style:join-border="false"/>
      <style:text-properties fo:color="#0066cc" officeooo:paragraph-rsid="000e4dff"/>
    </style:style>
    <style:style style:name="P9" style:family="paragraph" style:parent-style-name="Corpus_20_Note">
      <style:paragraph-properties fo:padding="0.074cm" fo:border-left="none" fo:border-right="none" fo:border-top="none" fo:border-bottom="0.06pt solid #000000" style:join-border="false"/>
      <style:text-properties officeooo:paragraph-rsid="000a4ebc"/>
    </style:style>
    <style:style style:name="P10" style:family="paragraph" style:parent-style-name="Title_20_Shobido_20_3">
      <style:text-properties officeooo:paragraph-rsid="000a4ebc"/>
    </style:style>
    <style:style style:name="P11" style:family="paragraph" style:parent-style-name="Corpus_20_A">
      <style:text-properties officeooo:paragraph-rsid="000a4ebc"/>
    </style:style>
    <style:style style:name="P12" style:family="paragraph" style:parent-style-name="Corpus_20_A">
      <style:text-properties fo:color="#0066cc" style:text-line-through-style="none" fo:font-weight="normal" officeooo:paragraph-rsid="00176776" style:font-weight-asian="normal" style:font-weight-complex="normal"/>
    </style:style>
    <style:style style:name="P13" style:family="paragraph" style:parent-style-name="Corpus_20_A">
      <style:text-properties fo:color="#0066cc" style:text-line-through-style="none" fo:font-weight="normal" officeooo:paragraph-rsid="0018104c" style:font-weight-asian="normal" style:font-weight-complex="normal"/>
    </style:style>
    <style:style style:name="P14" style:family="paragraph" style:parent-style-name="Corpus_20_A">
      <style:text-properties fo:color="#0066cc" officeooo:paragraph-rsid="0014bd75"/>
    </style:style>
    <style:style style:name="P15" style:family="paragraph" style:parent-style-name="Corpus_20_A">
      <style:text-properties fo:color="#0066cc" officeooo:paragraph-rsid="001568f3"/>
    </style:style>
    <style:style style:name="P16" style:family="paragraph" style:parent-style-name="Corpus_20_A">
      <style:text-properties fo:color="#0066cc" officeooo:paragraph-rsid="0018104c"/>
    </style:style>
    <style:style style:name="P17" style:family="paragraph" style:parent-style-name="Corpus_20_A">
      <style:text-properties officeooo:paragraph-rsid="000f3c7d"/>
    </style:style>
    <style:style style:name="P18" style:family="paragraph" style:parent-style-name="Corpus_20_A">
      <style:text-properties officeooo:paragraph-rsid="00117448"/>
    </style:style>
    <style:style style:name="P19" style:family="paragraph" style:parent-style-name="Corpus_20_A">
      <style:text-properties officeooo:paragraph-rsid="0011d966"/>
    </style:style>
    <style:style style:name="P20" style:family="paragraph" style:parent-style-name="Corpus_20_A">
      <style:text-properties style:text-line-through-style="none" officeooo:paragraph-rsid="001568f3"/>
    </style:style>
    <style:style style:name="P21" style:family="paragraph" style:parent-style-name="Corpus_20_A">
      <style:text-properties style:text-line-through-style="none" officeooo:paragraph-rsid="0018104c"/>
    </style:style>
    <style:style style:name="T1" style:family="text">
      <style:text-properties fo:color="#0066cc"/>
    </style:style>
    <style:style style:name="T2" style:family="text">
      <style:text-properties fo:color="#0066cc" style:text-underline-style="none"/>
    </style:style>
    <style:style style:name="T3" style:family="text">
      <style:text-properties fo:color="#0066cc" style:text-underline-style="none" officeooo:rsid="000a4ebc"/>
    </style:style>
    <style:style style:name="T4" style:family="text">
      <style:text-properties fo:color="#0066cc" officeooo:rsid="000a4ebc"/>
    </style:style>
    <style:style style:name="T5" style:family="text">
      <style:text-properties fo:color="#0066cc" officeooo:rsid="000babaf"/>
    </style:style>
    <style:style style:name="T6" style:family="text">
      <style:text-properties fo:color="#0066cc" officeooo:rsid="000c1b12"/>
    </style:style>
    <style:style style:name="T7" style:family="text">
      <style:text-properties fo:color="#0066cc" officeooo:rsid="000d575c"/>
    </style:style>
    <style:style style:name="T8" style:family="text">
      <style:text-properties fo:color="#0066cc" style:text-line-through-style="solid" style:text-line-through-type="double" style:font-size-asian="10.5pt"/>
    </style:style>
    <style:style style:name="T9" style:family="text">
      <style:text-properties fo:color="#0066cc" style:text-line-through-style="solid" style:text-line-through-type="double" officeooo:rsid="000c1b12" style:font-size-asian="10.5pt"/>
    </style:style>
    <style:style style:name="T10" style:family="text">
      <style:text-properties fo:color="#0066cc" style:text-line-through-style="solid" style:text-line-through-type="double" officeooo:rsid="0018104c" style:font-size-asian="10.5pt"/>
    </style:style>
    <style:style style:name="T11" style:family="text">
      <style:text-properties fo:color="#0066cc" officeooo:rsid="00110a4c"/>
    </style:style>
    <style:style style:name="T12" style:family="text">
      <style:text-properties fo:color="#0066cc" officeooo:rsid="00117448"/>
    </style:style>
    <style:style style:name="T13" style:family="text">
      <style:text-properties fo:color="#0066cc" officeooo:rsid="0011d966"/>
    </style:style>
    <style:style style:name="T14" style:family="text">
      <style:text-properties fo:color="#0066cc" officeooo:rsid="0013beec"/>
    </style:style>
    <style:style style:name="T15" style:family="text">
      <style:text-properties fo:color="#0066cc" officeooo:rsid="0014bd75"/>
    </style:style>
    <style:style style:name="T16" style:family="text">
      <style:text-properties fo:color="#0066cc" officeooo:rsid="000e4dff"/>
    </style:style>
    <style:style style:name="T17" style:family="text">
      <style:text-properties fo:color="#0066cc" officeooo:rsid="001568f3" style:font-size-asian="10.5pt"/>
    </style:style>
    <style:style style:name="T18" style:family="text">
      <style:text-properties fo:color="#0066cc" officeooo:rsid="0018104c" style:font-size-asian="10.5pt"/>
    </style:style>
    <style:style style:name="T19" style:family="text">
      <style:text-properties fo:color="#0066cc" officeooo:rsid="0018104c"/>
    </style:style>
    <style:style style:name="T20" style:family="text">
      <style:text-properties officeooo:rsid="000c1b12"/>
    </style:style>
    <style:style style:name="T21" style:family="text">
      <style:text-properties officeooo:rsid="000d575c"/>
    </style:style>
    <style:style style:name="T22" style:family="text">
      <style:text-properties officeooo:rsid="000e4dff"/>
    </style:style>
    <style:style style:name="T23" style:family="text">
      <style:text-properties officeooo:rsid="000f3c7d"/>
    </style:style>
    <style:style style:name="T24" style:family="text">
      <style:text-properties fo:color="#99284c" officeooo:rsid="000f3c7d"/>
    </style:style>
    <style:style style:name="T25" style:family="text">
      <style:text-properties officeooo:rsid="0014bd75"/>
    </style:style>
    <style:style style:name="T26" style:family="text">
      <style:text-properties officeooo:rsid="001568f3"/>
    </style:style>
    <style:style style:name="T27" style:family="text">
      <style:text-properties officeooo:rsid="00176776"/>
    </style:style>
    <style:style style:name="T28" style:family="text">
      <style:text-properties officeooo:rsid="0018104c"/>
    </style:style>
    <style:style style:name="T29" style:family="text">
      <style:text-properties officeooo:rsid="0018104c" style:font-size-asian="10.5pt"/>
    </style:style>
    <style:style style:name="T30" style:family="text">
      <style:text-properties style:text-line-through-style="none" officeooo:rsid="0018104c"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rps à corps (4)</text:h>
      <text:p text:style-name="P2">Mouvements de charge</text:p>
      <text:p text:style-name="P11">Une unité qui a reçu un ordre de manœuvre ou de mouvement et qui n'a pas tiré est éligible pour effectuer une charge.</text:p>
      <text:p text:style-name="P11">Par ordre d'initiative décroissante, puis à nouveau par ordre d’initiative croissante chaque unité éligible peut soit attendre et ne pas effectuer d'action, soit effectuer un mouvement de charge. Elle ne peut néanmoins effectuer son mouvement qu'une seule fois par phase de corps à corps.</text:p>
      <text:p text:style-name="P11">La distance parcourue par les soldats lors d'une « charge » <text:s/>est <text:span text:style-name="T2">de </text:span><text:span text:style-name="T3">4</text:span><text:span text:style-name="T2">ps. La compétence « saut » amène ce mouvement à </text:span><text:span text:style-name="T3">8</text:span><text:span text:style-name="T2">ps</text:span><text:span text:style-name="T3">.</text:span></text:p>
      <text:p text:style-name="P11">Cette distance de charge est un maximum, la distance parcourue est libre dans le respect de la limite maximale.<text:span text:style-name="T4"> Il n’y a pas de m</text:span><text:span text:style-name="T12">é</text:span><text:span text:style-name="T4">canisme for</text:span><text:span text:style-name="T19">ç</text:span><text:span text:style-name="T4">ant la charge a se diriger vers l’ennemi, je ne sais pas si c’est bon ou mauvais, faut il acce</text:span><text:span text:style-name="T5">pter que le mouvement de charge puissent servir à « kiter » si oui « mouvement » avec une charge de kite (mvt + option de tir <text:s/>+ option de 4/8 ps) n’est il pas en concurrence d</text:span><text:span text:style-name="T19">é</text:span><text:span text:style-name="T5">loyale avec d</text:span><text:span text:style-name="T19">é</text:span><text:span text:style-name="T5">placement juste mvt +max (d6/d6)</text:span><text:span text:style-name="T6">=(~mvt +4,47 ps)</text:span></text:p>
      <text:p text:style-name="P19"><text:span text:style-name="T13">l’une des solutions pourrait </text:span><text:span text:style-name="T14">ê</text:span><text:span text:style-name="T13">tre d</text:span><text:span text:style-name="T14">e virer le jet de des max D6D6 pour deplacement et de le remplacer par un 6 fixe ( moins de jets) ou de faire max(D10/D10), et de modifier la comp</text:span><text:span text:style-name="T19">é</text:span><text:span text:style-name="T14">tence « saut » afin quelle </text:span><text:span text:style-name="T19">pe</text:span><text:span text:style-name="T14">rmette de ne parcourir 8 ps </text:span><text:span text:style-name="T19">au lieu de 4 </text:span><text:span text:style-name="T14">qu’a la condition que ce mouvement l’emm</text:span><text:span text:style-name="T19">è</text:span><text:span text:style-name="T14">ne socle à socle avec un ennemi pour d</text:span><text:span text:style-name="T15">é</text:span><text:span text:style-name="T14">clencher un corps à corps</text:span><text:span text:style-name="T13">.</text:span></text:p>
      <text:p text:style-name="P11">Tout contact entre deux unités ennemies entraine l'ouverture d'un combat. Les combats sont résolus dès leur apparition, en prenant en compte l'état du terrain tel qu'il est sur le moment. </text:p>
      <text:p text:style-name="P14"><text:span text:style-name="T25">Il ne peut jamais y avoir de contact multiples si deux adversaires sont en contact et ont deja livré leur corps à corps toute une nouvelle arrivée en contact d’un de vos soldat avec le soldat ennemi attaqu</text:span><text:span text:style-name="T28">é</text:span><text:span text:style-name="T25"> doit provoquer le retrait de votre précédent soldat du corps à corps de la distance </text:span><text:span text:style-name="T28">minimale </text:span><text:span text:style-name="T25">nécessaire a ce qu’il ne touche plus aucun socle ennemi </text:span><text:span text:style-name="T28">(0,25-0,5 ps suffisent en general)</text:span><text:span text:style-name="T25">. Le nouvel arrivant remplace en quelques sorte son camarade dans la poursuite de l’assaut. </text:span><text:span text:style-name="T27">ceci vaut </text:span><text:span text:style-name="T28">é</text:span><text:span text:style-name="T27">galement pour les soldats au tapis, si un de vos soldat engage un ennemi en contact socle à socle avec un de vos soldats au tapis, le soldat au tapis est alors mis lég</text:span><text:span text:style-name="T28">è</text:span><text:span text:style-name="T27">rement en retrait .</text:span></text:p>
      <text:p text:style-name="P15"><text:span text:style-name="T26">Nouvelle notion : <text:s/>intervention </text:span><text:span text:style-name="T27">contre charge</text:span></text:p>
      <text:p text:style-name="P15"><text:span text:style-name="T26">lorsqu’un soldat « au tapis » est chargé en corps à corps </text:span><text:span text:style-name="T27"><text:s/></text:span><text:span text:style-name="T26">un soldat </text:span><text:span text:style-name="T27">valide et non engagé </text:span><text:span text:style-name="T26">de son camp distant de moins de 3 pas (de centre à centre des socles) peut déclarer une intervention , et s’il réussi un jet d’initiative (D10 &lt; initiative) remplace son camarade (les positions des deux modèles sont alors échangés) pour encaisser la charge en cas d’égalité son camarade subit une touche avant que les positions ne soient echangées, en cas d’echec le soldat au tapis est tué avant d’être remplacé.</text:span></text:p>
      <text:p text:style-name="P16"><text:span text:style-name="T30">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span></text:p>
      <text:p text:style-name="P11">L'ordre dans lequel les combats sont résolus peut donc avoir une incidence majeure sur l'évolution générale d'un corps à corps.</text:p>
      <text:p text:style-name="P2"><text:soft-page-break/>combats</text:p>
      <text:p text:style-name="P11">Comptez les soutiens des deux duellistes.</text:p>
      <text:p text:style-name="P4">Est considéré comme « soutien » tout soldat allié « valide » dont l'intégralité du socle est située à moins de 3ps du point de contact entre les socles des duellistes.</text:p>
      <text:p text:style-name="P11">Faites la différence entre le total des soutiens des deux duellistes. </text:p>
      <text:p text:style-name="P4">Si le résultat est nul il n'y a pas de bonus lié au soutien.</text:p>
      <text:p text:style-name="P4">Si le résultat est à l'avantage d'un duelliste, celui-ci reçoit un bonus en fonction de son avantage numérique :</text:p>
      <text:p text:style-name="P4">Soutien surnuméraire de :</text:p>
      <text:p text:style-name="P4"><text:tab/>1 donne 1D10 supplémentaire</text:p>
      <text:p text:style-name="P4"><text:tab/>2 donne 2D10 supplémentaires</text:p>
      <text:p text:style-name="P4"><text:tab/>3 donne 2D10 supplémentaires et +1 au résultat du meilleur jet.</text:p>
      <text:p text:style-name="P4"><text:tab/>4 et + donnent 2D10 supplémentaires et +2 au résultat du meilleur jet.</text:p>
      <text:p text:style-name="P11">Lancez 1D10 pour chacun des deux duellistes.</text:p>
      <text:p text:style-name="P4">Si un duelliste bénéficie d'un bonus de soutien, lancez pour lui 1D10 ou 2D10 <text:span text:style-name="T6">supplémentaires</text:span><text:span text:style-name="T20"> </text:span>en fonction de la valeur de cet avantage. </text:p>
      <text:p text:style-name="P4">Si un duelliste possède une arme de corps à corps lancez pour lui 1D10 supplémentaire.</text:p>
      <text:p text:style-name="P11">Conservez le résultat de D10 le plus avantageux pour votre soldat parmi les résultats obtenus sur le ou les (au maximum 4) dés que vous avez lancé pour lui.</text:p>
      <text:p text:style-name="P11">Ajoutez à ce résultat la capacité de combat (CC) de votre soldat, et éventuellement :</text:p>
      <text:p text:style-name="P4">Si un duelliste bénéficie d'un bonus de soutien de 3 ajoutez 1 à son résultat.</text:p>
      <text:p text:style-name="P4">Si un duelliste bénéficie d'un bonus de soutien de 4 ou plus ajoutez 2 à son résultat.</text:p>
      <text:p text:style-name="P4">Si un duelliste a reçu l'ordre « tir appuyé » il retranche 4 à son résultat.</text:p>
      <text:p text:style-name="P4">Si un duelliste a reçu l'ordre « manœuvre » ou « mouvement » mais qu'il a tiré, il retranche 2 à son résultat.</text:p>
      <text:p text:style-name="P4">Si un duelliste a reçu l'ordre « déplacement » ou qu'il était « bloqué » avant ce combat, il retranche 2 à son résultat.</text:p>
      <text:p text:style-name="P11">Comparez les résultats finals des deux duellistes.</text:p>
      <text:p text:style-name="P4">En cas d'égalité, ou si la différence de score est de <text:span text:style-name="T20">2</text:span> point<text:span text:style-name="T20">s</text:span>, le résultat du duel est déclaré « incertain »<text:span text:style-name="T1"> et </text:span><text:span text:style-name="T6">chacun des duellistes inflige une touche à l’autre sans possibilité d’esquive. (note de design, les deux protagoniste se sont laisse allé au combat pensant chacun avoir le dessus, et s’ap</text:span><text:span text:style-name="T19">p</text:span><text:span text:style-name="T6">ercoivent trop tard qu’en </text:span><text:span text:style-name="T19">é</text:span><text:span text:style-name="T6">change du coup qu’ils ont porte il en on reçu un de leur adversaire)</text:span></text:p>
      <text:p text:style-name="P4">Si l'un des deux duellistes a un score supérieur de <text:span text:style-name="T20">3,4</text:span> ou <text:span text:style-name="T20">5</text:span> points à celui de son adversaire il ne subit pas de touche, en revanche son adversaire est touché <text:span text:style-name="T6">deux fois</text:span><text:span text:style-name="T20"> </text:span>et doit faire un « test de sauvegarde » <text:span text:style-name="T6">pour chacune de ces touches ou tenter une esquive</text:span>.</text:p>
      <text:p text:style-name="P5">Si l'un des deux duellistes a un score supérieur de <text:s/>5,<text:span text:style-name="T20">6</text:span> ou <text:span text:style-name="T20">7</text:span> points à celui de son adversaire il ne subit pas de touche, en revanche son adversaire est touché <text:span text:style-name="T6">trois</text:span><text:span text:style-name="T1"> fois</text:span> et doit <text:span text:style-name="T20">un</text:span> « test de sauvegarde » <text:span text:style-name="T6">pour chacune de ces touches ou tenter une esquive</text:span>.</text:p>
      <text:p text:style-name="P5"><text:soft-page-break/>Si l'un des deux duellistes a un score supérieur de <text:span text:style-name="T20">8</text:span> points ou plus à celui de son adversaire il ne subit pas de touche, en revanche son adversaire est touché <text:span text:style-name="T20">quatres</text:span> fois et doit faire <text:span text:style-name="T20">un</text:span> « test de sauvegarde » <text:span text:style-name="T6">pour chacune de ces touches ou tenter une esquive</text:span>.</text:p>
      <text:p text:style-name="P2">esquives</text:p>
      <text:p text:style-name="P11">Au cours de cette phase les soldats ayant perdu un corps à corps <text:span text:style-name="T1">(ie qui subissent </text:span><text:span text:style-name="T6">au moins 2</text:span><text:span text:style-name="T1"> touches)</text:span> peuvent tenter un mouvement de recul afin de minimiser leur défaite, <text:span text:style-name="T20">ainsi en cas de succès il pourraient bien n’avoir perdu que du terrain </text:span><text:span text:style-name="T23">et leur utilité future dans le tour de combat</text:span><text:span text:style-name="T20">, n</text:span><text:span text:style-name="T23">é</text:span><text:span text:style-name="T20">anmoins il arrive que ce genre de manœuvre se suffise pas à sauver un soldat.</text:span></text:p>
      <text:p text:style-name="P11">IMPORTANT : Effectuer une esquive pour quitter un corps à corps n'est nécessaire que dans le cas où le soldat est « engagé ». Les soldats surnuméraires d'un combat complexe ne sont pas « engagés », ils peuvent donc tous le quitter sauf l'un d'entre eux.</text:p>
      <text:p text:style-name="P11">Une esquive permet <text:span text:style-name="T21">en cas de succès à</text:span> un soldat engagé en corps à corps de s'en dégager immédiatement et <text:span text:style-name="T7">d’échanger sa place avec un soldat de son camp en position de soutien, en l’absence d’un tel soldat un mouvement de 4 pas doit être effectué en direction de la zone de retraite de son armée. Ce faisant il hérite de fait immédiatement du statut « bloqué », mais en contrepartie il bénéficie de chances de reduire le nombre de touches qu’il à subi.</text:span></text:p>
      <text:p text:style-name="P17"><text:span text:style-name="T7"/></text:p>
      <text:p text:style-name="P17"><text:span text:style-name="T24">NdD : Cette nouvelle procédure me paraît interessante pour la premiere raison qu’elle permet de ne pas encore alourdir le jeu avec la determination d’un mouvement de 4 pas, vers ou, y a t’il la place, quelle distance, min...maxi etc... l’esquive revient donc à remplacer un soldat qui a perdu par un soldat qui va tenir la ligne a sa place, ce qui fait que le groupe en est affaibli, car le soldat remplacant se retrouve « engagé » il perd donc ses capacités de soutien des autres cac et est plus proche des lignes ennemies et pourrait donc rapidement lui aussi se faire botter le train, il ne poura plus non plus contrecharger, parallelement le soldat remplacé est bloqué, il ne peut donc pas non plus soutenir comme son remplacant le faisait.</text:span></text:p>
      <text:p text:style-name="P18"><text:span text:style-name="T24">d’un point de vue global les possibilite de percee s’en trouvent relativement amoindiries car faire un trou peut en definitive prendre du temps s’il y a beaucoup de monde pour « combler » en revanche les camps s’affaiblisse sur une large zone et du coups perdent «  de la résilience » le groupe etant de moins en moins solide et soudé à mesure qu’il est criblé de soldats inutiles un peu partout et faute de retraite organisee par le joueur en phase de mouvement le tout peut se terminer par un violent massacre alors que depuis plusieurs tour la ligne n’avancait que tres peu. En definitive un joueur charge peut decider de causer des trous en perdant des soldats mais en gardant une deuxieme ligne/troisieme ligne solide et la possibilite d’une contre charge devastatrice, ou saborder sa deuxieme ligne pour conserver son « terrain » en usant de la methode de l’esquive auquel cas il disposera d’une contre charge bien moins percutante la pluspart de ses soldats etant bloques, ou ayant comble un trou.</text:span></text:p>
      <text:p text:style-name="P18"><text:span text:style-name="T7">Pour savoir </text:span><text:span text:style-name="T12">ce que donne la procédure d’esquive</text:span><text:span text:style-name="T7"> le soldat doit faire un </text:span><text:span text:style-name="T11">duel d’initiative contre son adversaire</text:span><text:span text:style-name="T7"> </text:span><text:span text:style-name="T11">D10 + ini comparé à D10 +ini </text:span></text:p>
      <text:p text:style-name="P18"><text:span text:style-name="T12">victoire → fuite touches annulées, soldat bloqué position échangé avec un soldat de son camp. Le soldat s enfuie dans son camp en esquivant l’affrontement et les mauvais coups.</text:span></text:p>
      <text:p text:style-name="P18"><text:soft-page-break/><text:span text:style-name="T12">égalité → fuite 1 touche sans md de svg subie, soldat bloqué position échangé avec un soldat de son camp, le soldat dans sa fuite a ete touche de justesse, ou il a accepte de prendre un coup sans gravite coup de pied/coude/ bousculade mais à évité les coups les plus dangereux.</text:span></text:p>
      <text:p text:style-name="P18"><text:span text:style-name="T12">Défaite → fuite 1 blessure automatique sans sauvegarde possible, soldat blesse ( bloque/tapis/HdC) position échangée avec un soldat de son camp.</text:span></text:p>
      <text:p text:style-name="P21"><text:span text:style-name="T18">Il est important de noter qu’une esquive peut etre executee en utilisant un soldat personnage non bloque et non engage mais qui à déjà livré un corps à corps ce tour ci ( mais qui n’est plus engagé car il à été remplacé par un camarade qui à chargé le m^me adversaire que lui).</text:span></text:p>
      <text:p text:style-name="P11"><text:span text:style-name="T8"/></text:p>
      <text:p text:style-name="P11"><text:span text:style-name="T8">Pour qu'une esquive soit un succès, le soldat doit se désengager de la totalité de ses adversaires en contact. </text:span><text:span text:style-name="T9">Et ne peut pas.</text:span></text:p>
      <text:p text:style-name="P20"><text:span text:style-name="T17">Status quo, </text:span></text:p>
      <text:p text:style-name="P20"><text:span text:style-name="T17">il peut arriver que des soldats soient en contact alors que ni l’un ni l’autre n’a charge ce tour ci, une fois que toutes les chages de la phase decroissante et toutes les charges de la phase croissante ont été effectuées les soldats qui sont en contact mais n’ont pas encore livré de duel ce tour ci, on procède alors à un duel pour chaque paire de ce type.</text:span></text:p>
      <text:p text:style-name="P11">IMPORTANT : <text:span text:style-name="T25">Un</text:span> soldat « au tapis » <text:span text:style-name="T25">en contact avec un ou plusieurs ennemis </text:span><text:span text:style-name="T26">eux meme non en contact avec des soldats valides de son camp </text:span><text:span text:style-name="T25">est mis automatiquement hors de combat.</text:span></text:p>
      <text:p text:style-name="P3">réorganisation</text:p>
      <text:p text:style-name="P12"><text:span text:style-name="T27">a ce moment du jeu tout soldat au tapis en contact socle à socle avec un ennemi doit faire l’objet d’une intervention contre mise à mort faute de quoi il est immédiatement retiré du jeu</text:span></text:p>
      <text:p text:style-name="P12"><text:span text:style-name="T27">L</text:span><text:span text:style-name="T26">orsqu’un soldat « au tapis » </text:span><text:span text:style-name="T28">va être</text:span><text:span text:style-name="T26"> </text:span><text:span text:style-name="T27">mis à mort </text:span><text:span text:style-name="T26">un soldat </text:span><text:span text:style-name="T27">valide et non engagé</text:span><text:span text:style-name="T26"> de son camp distant de moins de 3 pas (de centre à centre des socles) peut déclarer une intervention </text:span><text:span text:style-name="T27">contre mise à mort</text:span><text:span text:style-name="T26">, et s’il réussi un jet d’initiative (D10 &lt; initiative) remplace son camarade (les positions des deux modèles sont alors échangés) </text:span><text:span text:style-name="T27">cr</text:span><text:span text:style-name="T28">é</text:span><text:span text:style-name="T27">ant ainsi un</text:span><text:span text:style-name="T28">e </text:span><text:span text:style-name="T27">position de staus quo</text:span><text:span text:style-name="T26"> en cas d’égalité son camarade subit une touche avant que les positions ne soient echangées, en cas d’echec le soldat au tapis est tué avant d’être remplacé.</text:span></text:p>
      <text:p text:style-name="P13"><text:span text:style-name="T29">Il est important de noter qu’une intervention peut etre exécutée en utilisant un soldat non bloque et non engage mais qui à déjà livré un corps à corps ce tour ci ( mais qui n’est plus engagé car il à été remplacé par un camarade qui à chargé le même adversaire que lui).</text:span></text:p>
      <text:p text:style-name="P12"><text:span text:style-name="T27">La difference entre un intervention contre charge et une intervention contre mise a mort tient dans le fait, qu’apres une intervention contre charge un combat est tout de meme livré alors qu’apres une intervention contre mise à mort il n’y a pas de combat les deux ennemis sont simplement « engagés » et vont le rester jusqu’a la prochaine phase de corps à corps.</text:span></text:p>
      <text:p text:style-name="P10"><text:soft-page-break/>annexe</text:p>
      <text:p text:style-name="P2">Rappel </text:p>
      <text:p text:style-name="P4">« tir appuyé » donne un malus de 4 en CC.</text:p>
      <text:p text:style-name="P4">« manœuvre » donne un malus de 2 en CC si le soldat a tiré.</text:p>
      <text:p text:style-name="P4">« mouvement » donne un malus de 2 en CC si le soldat a tiré.</text:p>
      <text:p text:style-name="P4">« déplacement » ne donne ni bonus, ni malus.</text:p>
      <text:p text:style-name="P4">« bloqué » donne un malus de 2.</text:p>
      <text:p text:style-name="P4">« au tapis » un soldat au tapis ne peut pas se battre, il sera automatiquement mis « hors combat » s'il est engagé <text:span text:style-name="T21">au contact d’</text:span>un adversaire <text:span text:style-name="T7">au moment de la phase de ralliement</text:span>.</text:p>
      <text:p text:style-name="P4"/>
      <text:p text:style-name="P9"><text:span text:style-name="T22"/></text:p>
      <text:p text:style-name="P7"><text:span text:style-name="T16">A l’issu des de place tout soldat au tapis en contact avec au moins un ennemi valide et non engagé est immédiatement retiré du jeu.</text:span></text:p>
      <text:p text:style-name="P8"/>
      <text:p text:style-name="P6"><text:span text:style-name="T22">RS implacable : les soldats impl</text:span><text:span text:style-name="T27">a</text:span><text:span text:style-name="T22">cables ne fuient jamais en corps à corps et ne peuvent jamais tenter une esquive pour mitiger les touches, ils peuvent cependant tenter de se désengager lors de la phase de mouvement pour bouger cf « feinte de corps ».</text:span></text:p>
      <text:p text:style-name="P6"><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Copperplate Gothic Bold" svg:font-family="'Copperplate Gothic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1" fo:font-size="12pt" fo:letter-spacing="0.071cm" fo:font-style="normal" style:text-underline-style="solid" style:text-underline-width="auto" style:text-underline-color="font-color" fo:font-weight="bold" style:text-scale="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22:14:44.84</meta:creation-date>
    <dc:date>2013-12-14T02:35:43.09</dc:date>
    <meta:editing-duration>PT7M31S</meta:editing-duration>
    <meta:editing-cycles>1</meta:editing-cycles>
    <meta:document-statistic meta:table-count="0" meta:image-count="0" meta:object-count="0" meta:page-count="5" meta:paragraph-count="69" meta:word-count="2335" meta:character-count="12765" meta:non-whitespace-character-count="10483"/>
    <meta:generator>LibreOffice/4.0.5.2$Windows_x86 LibreOffice_project/5464147a081647a250913f19c0715bca595af2f</meta:generator>
  </office:meta>
</office:document-meta>
</file>